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harmacy is a science which deal with medicines</text:p>
      <text:p text:style-name="Normal">Pharmacolog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epak Sikarwar</meta:initial-creator>
    <dc:creator>Deepak Sikarwar</dc:creator>
    <meta:creation-date>2024-09-17T14:29:00Z</meta:creation-date>
    <dc:date>2024-09-23T13:50:00Z</dc:date>
    <meta:template xlink:href="Normal" xlink:type="simple"/>
    <meta:editing-cycles>3</meta:editing-cycles>
    <meta:editing-duration>PT120S</meta:editing-duration>
    <meta:document-statistic meta:page-count="1" meta:paragraph-count="1" meta:word-count="9" meta:character-count="60" meta:row-count="1" meta:non-whitespace-character-count="52"/>
  </office:meta>
</office:document-meta>
</file>